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Georgia" svg:font-family="Georgia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51cm" fo:margin-left="0.176cm" fo:break-before="auto" fo:break-after="auto" table:align="left" style:writing-mode="lr-tb"/>
    </style:style>
    <style:style style:name="Tabela1.A" style:family="table-column">
      <style:table-column-properties style:column-width="5.133cm"/>
    </style:style>
    <style:style style:name="Tabela1.B" style:family="table-column">
      <style:table-column-properties style:column-width="11.377cm"/>
    </style:style>
    <style:style style:name="Tabela1.A1" style:family="table-cell">
      <style:table-cell-properties style:vertical-align="top" fo:padding="0.176cm" fo:border="1pt solid #000000"/>
    </style:style>
    <style:style style:name="Tabela2" style:family="table">
      <style:table-properties style:width="16.51cm" fo:margin-left="0.176cm" table:align="left" style:writing-mode="lr-tb"/>
    </style:style>
    <style:style style:name="Tabela2.A" style:family="table-column">
      <style:table-column-properties style:column-width="6.165cm"/>
    </style:style>
    <style:style style:name="Tabela2.B" style:family="table-column">
      <style:table-column-properties style:column-width="10.345cm"/>
    </style:style>
    <style:style style:name="Tabela2.A1" style:family="table-cell">
      <style:table-cell-properties style:vertical-align="top" fo:padding="0.176cm" fo:border="1pt solid #000000"/>
    </style:style>
    <style:style style:name="P1" style:family="paragraph" style:parent-style-name="Subtitle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line-height="115%" style:writing-mode="lr-tb"/>
    </style:style>
    <style:style style:name="P7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8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9" style:family="paragraph" style:parent-style-name="Standard" style:list-style-name="LS3">
      <style:paragraph-properties fo:margin-top="0cm" fo:margin-bottom="0cm" fo:line-height="115%" fo:break-before="auto" fo:break-after="auto" style:writing-mode="lr-tb"/>
    </style:style>
    <style:style style:name="P10" style:family="paragraph" style:parent-style-name="Standard" style:list-style-name="LS4">
      <style:paragraph-properties fo:margin-top="0cm" fo:margin-bottom="0cm" fo:line-height="115%" fo:break-before="auto" fo:break-after="auto" style:writing-mode="lr-tb"/>
    </style:style>
    <style:style style:name="P11" style:family="paragraph" style:parent-style-name="Standard" style:list-style-name="LS5">
      <style:paragraph-properties fo:margin-top="0cm" fo:margin-bottom="0cm" fo:line-height="115%" fo:break-before="auto" fo:break-after="auto" style:writing-mode="lr-tb"/>
    </style:style>
    <style:style style:name="P12" style:family="paragraph" style:parent-style-name="Standard" style:list-style-name="LS6">
      <style:paragraph-properties fo:margin-top="0cm" fo:margin-bottom="0cm" fo:line-height="115%" fo:break-before="auto" fo:break-after="auto" style:writing-mode="lr-tb"/>
    </style:style>
    <style:style style:name="P13" style:family="paragraph" style:parent-style-name="Standard" style:list-style-name="LS7">
      <style:paragraph-properties fo:margin-top="0cm" fo:margin-bottom="0cm" fo:line-height="115%" fo:break-before="auto" fo:break-after="auto" style:writing-mode="lr-tb"/>
    </style:style>
    <style:style style:name="P14" style:family="paragraph" style:parent-style-name="Standard" style:list-style-name="LS8">
      <style:paragraph-properties fo:margin-top="0cm" fo:margin-bottom="0cm" fo:line-height="115%" fo:break-before="auto" fo:break-after="auto" style:writing-mode="lr-tb"/>
    </style:style>
    <style:style style:name="P15" style:family="paragraph" style:parent-style-name="Standard" style:list-style-name="LS9">
      <style:paragraph-properties fo:margin-top="0cm" fo:margin-bottom="0cm" fo:line-height="115%" fo:break-before="auto" fo:break-after="auto" style:writing-mode="lr-tb"/>
    </style:style>
    <style:style style:name="P16" style:family="paragraph" style:parent-style-name="Standard" style:list-style-name="LS10">
      <style:paragraph-properties fo:margin-top="0cm" fo:margin-bottom="0cm" fo:line-height="115%" fo:break-before="auto" fo:break-after="auto" style:writing-mode="lr-tb"/>
    </style:style>
    <style:style style:name="P17" style:family="paragraph" style:parent-style-name="Standard" style:list-style-name="">
      <style:paragraph-properties fo:line-height="115%" fo:break-before="auto" fo:break-after="auto" style:writing-mode="lr-tb"/>
    </style:style>
    <style:style style:name="P18" style:family="paragraph" style:parent-style-name="Standard" style:list-style-name="">
      <style:paragraph-properties fo:line-height="115%" style:writing-mode="lr-tb"/>
    </style:style>
    <style:style style:name="P19" style:family="paragraph" style:parent-style-name="Standard" style:list-style-name="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 style:list-style-name="">
      <style:paragraph-properties fo:line-height="115%" style:writing-mode="lr-tb"/>
      <style:text-properties style:font-name="Courier New1"/>
    </style:style>
    <style:style style:name="P21" style:family="paragraph" style:parent-style-name="Standard" style:list-style-name="">
      <style:paragraph-properties fo:line-height="115%" style:writing-mode="lr-tb"/>
      <style:text-properties style:font-name="Courier New1" fo:font-style="normal" style:font-style-asian="normal" style:font-style-complex="normal"/>
    </style:style>
    <style:style style:name="P22" style:family="paragraph" style:parent-style-name="Standard" style:list-style-name="">
      <style:paragraph-properties fo:line-height="115%" style:writing-mode="lr-tb"/>
      <style:text-properties style:font-name="Arial" fo:font-style="normal" style:font-style-asian="normal" style:font-style-complex="normal"/>
    </style:style>
    <style:style style:name="P23" style:family="paragraph" style:parent-style-name="Heading_20_1">
      <style:paragraph-properties fo:line-height="115%" fo:break-before="auto" fo:break-after="auto" style:writing-mode="lr-tb"/>
    </style:style>
    <style:style style:name="P24" style:family="paragraph" style:parent-style-name="Heading_20_1">
      <style:paragraph-properties fo:line-height="115%" fo:break-before="page" style:writing-mode="lr-tb"/>
    </style:style>
    <style:style style:name="P25" style:family="paragraph" style:parent-style-name="Heading_20_5">
      <style:paragraph-properties fo:line-height="115%" fo:break-before="auto" fo:break-after="auto" style:writing-mode="lr-tb"/>
    </style:style>
    <style:style style:name="P26" style:family="paragraph" style:parent-style-name="Heading_20_3">
      <style:paragraph-properties fo:line-height="115%" fo:break-before="auto" fo:break-after="auto" style:writing-mode="lr-tb"/>
    </style:style>
    <style:style style:name="P27" style:family="paragraph" style:parent-style-name="Heading_20_3" style:list-style-name="">
      <style:paragraph-properties fo:line-height="115%" fo:text-align="start" style:justify-single-word="false" fo:orphans="2" fo:widows="2" fo:break-before="auto" fo:break-after="auto" style:writing-mode="lr-tb">
        <style:tab-stops/>
      </style:paragraph-properties>
    </style:style>
    <style:style style:name="P28" style:family="paragraph" style:parent-style-name="Heading_20_3">
      <style:paragraph-properties fo:margin-top="0.494cm" fo:margin-bottom="0.141cm" fo:line-height="115%" fo:break-before="auto" fo:break-after="auto" style:writing-mode="lr-tb"/>
    </style:style>
    <style:style style:name="P29" style:family="paragraph" style:parent-style-name="Heading_20_3">
      <style:paragraph-properties fo:line-height="115%" fo:break-before="page" style:writing-mode="lr-tb"/>
    </style:style>
    <style:style style:name="P30" style:family="paragraph" style:parent-style-name="Heading_20_4">
      <style:paragraph-properties fo:line-height="115%" fo:break-before="auto" fo:break-after="auto" style:writing-mode="lr-tb"/>
    </style:style>
    <style:style style:name="P31" style:family="paragraph" style:parent-style-name="Heading_20_2">
      <style:paragraph-properties fo:line-height="115%" fo:break-before="auto" fo:break-after="auto" style:writing-mode="lr-tb"/>
    </style:style>
    <style:style style:name="P32" style:family="paragraph" style:parent-style-name="Heading_20_2">
      <style:paragraph-properties fo:margin-top="0.635cm" fo:margin-bottom="0.141cm" fo:line-height="115%" fo:break-before="auto" fo:break-after="auto" style:writing-mode="lr-tb"/>
    </style:style>
    <style:style style:name="P33" style:family="paragraph" style:parent-style-name="Title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fo:color="#073763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h.p7erbt17b5ey"/>Analiza wydajności maszyn wirtualnych</text:p>
      <text:p text:style-name="P1"><text:bookmark text:name="h.ugymj3m9b72l"/>Dominik Gawlik, Jakub Liput</text:p>
      <text:h text:style-name="P23" text:outline-level="10"><text:bookmark text:name="h.x4ta0j1dy4ym"/>Specyfikacja projektu</text:h>
      <text:h text:style-name="P31" text:outline-level="10"><text:bookmark text:name="h.3gut0va2nb2s"/>Cel</text:h>
      <text:list xml:id="list5122406861" text:style-name="LS1">
        <text:list-item>
          <text:p text:style-name="P7">Porównanie wydajności wykonania różnych operacji po stronie użytkownika wykonywanych w systemie operacyjnym Linux, uruchomionym w maszynie wirtualnej.</text:p>
        </text:list-item>
        <text:list-item>
          <text:p text:style-name="P7">Ustalenie jak różne rozwiązania stosowane w maszynach wirtualnych wpływają na testowane funkcjonalności (z dygresją do rzeczywistych zastosowań).</text:p>
        </text:list-item>
        <text:list-item>
          <text:p text:style-name="P7">Zadanie zostanie wykonane na kilku maszynach wirtualnych uruchomionych na tej samej platformie systemowo-sprzętowej.</text:p>
        </text:list-item>
      </text:list>
      <text:h text:style-name="P32" text:outline-level="10"><text:bookmark text:name="h.l69t42uxugby"/>Platformy do testów</text:h>
      <text:h text:style-name="P26" text:outline-level="10"><text:bookmark text:name="h.i8jqf0e6viui"/>Plaforma gospodarza</text:h>
      <text:list xml:id="list1791626010" text:style-name="LS2">
        <text:list-item>
          <text:p text:style-name="P8">Sprzęt</text:p>
          <text:list>
            <text:list-item>
              <text:p text:style-name="P8">Procesor Intel® Core™ i3-380M z technologią wirtualizacji VT-x</text:p>
            </text:list-item>
            <text:list-item>
              <text:p text:style-name="P8">4 GB RAM</text:p>
            </text:list-item>
          </text:list>
        </text:list-item>
        <text:list-item>
          <text:p text:style-name="P8">Systemy operacyjne goszczące</text:p>
          <text:list>
            <text:list-item>
              <text:p text:style-name="P8">Linux</text:p>
              <text:list>
                <text:list-item>
                  <text:p text:style-name="P8">Dystrybucja Kubuntu 12.04</text:p>
                </text:list-item>
                <text:list-item>
                  <text:p text:style-name="P8">Jądro Linux 3.2.x</text:p>
                </text:list-item>
                <text:list-item>
                  <text:p text:style-name="P8">Architektura 64-bit</text:p>
                </text:list-item>
                <text:list-item>
                  <text:p text:style-name="P8">System plików EXT4</text:p>
                </text:list-item>
              </text:list>
            </text:list-item>
            <text:list-item>
              <text:p text:style-name="P8">Windows</text:p>
              <text:list>
                <text:list-item>
                  <text:p text:style-name="P8">Windows 7 64-bit</text:p>
                </text:list-item>
                <text:list-item>
                  <text:p text:style-name="P8">System plików NTFS</text:p>
                </text:list-item>
              </text:list>
            </text:list-item>
          </text:list>
        </text:list-item>
      </text:list>
      <text:h text:style-name="P26" text:outline-level="10"><text:bookmark text:name="h.9nxeq0bxv9ly"/>Testowane maszyny wirtualne</text:h>
      <text:list xml:id="list1039684305" text:style-name="LS3">
        <text:list-item>
          <text:list>
            <text:list-item>
              <text:p text:style-name="P9">VMWare Workstation 9</text:p>
            </text:list-item>
            <text:list-item>
              <text:p text:style-name="P9">VirtualBox 4.2 z Extension Pack</text:p>
              <text:list>
                <text:list-item>
                  <text:p text:style-name="P9"><text:soft-page-break/>z modułami jądra “vbox*”</text:p>
                </text:list-item>
                <text:list-item>
                  <text:p text:style-name="P9">z modułami jądra “vbox*” ze sterownikami Virtio</text:p>
                </text:list-item>
                <text:list-item>
                  <text:p text:style-name="P9">bez modułów jądra (emulacja programowa)</text:p>
                </text:list-item>
              </text:list>
            </text:list-item>
            <text:list-item>
              <text:p text:style-name="P9">QEmu 1.0 (tylko w gospodarzu Linux)</text:p>
              <text:list>
                <text:list-item>
                  <text:p text:style-name="P9">z KVM</text:p>
                </text:list-item>
                <text:list-item>
                  <text:p text:style-name="P9">tryb TGC (bez KVM)</text:p>
                </text:list-item>
              </text:list>
            </text:list-item>
          </text:list>
        </text:list-item>
      </text:list>
      <text:h text:style-name="P31" text:outline-level="10"><text:bookmark text:name="h.32i1f1rraert"/>Testowany system gość</text:h>
      <text:list xml:id="list1572503434" text:style-name="LS4">
        <text:list-item>
          <text:p text:style-name="P10">Dystrybucja Lubuntu 12.04 z jądrem Linux 3.2.x</text:p>
        </text:list-item>
        <text:list-item>
          <text:p text:style-name="P10">Architektura 64-bit</text:p>
        </text:list-item>
        <text:list-item>
          <text:p text:style-name="P10">Praca w trybie jednego rdzenia</text:p>
        </text:list-item>
        <text:list-item>
          <text:p text:style-name="P10">Używany system plików: EXT4</text:p>
        </text:list-item>
      </text:list>
      <text:h text:style-name="P31" text:outline-level="10"><text:bookmark text:name="h.qfu0qc5tjzbq"/>Testowane zagadnienia</text:h>
      <text:h text:style-name="P26" text:outline-level="10"><text:bookmark text:name="h.z9rgxyyz6mwc"/>Sposób przeprowadzania testów</text:h>
      <text:list xml:id="list2040377458" text:style-name="LS5">
        <text:list-item>
          <text:p text:style-name="P11">Do testów posłużą własnoręcznie napisane programy, sprawdzające wydajność szczegółowych funkcji systemu (metody wejścia/wyjścia, zarządzanie pamięcią, przełączania kontekstu itd.) oraz gotowe aplikacje działające w pewnej dziedzinie (obliczenia matematyczne, konwersja multimediów, kompilacja).</text:p>
        </text:list-item>
        <text:list-item>
          <text:p text:style-name="P11">Własnoręcznie pisane programy będą posiadały procedury sprawdzające czas wykonania lub będzie do tego użyty program time.</text:p>
        </text:list-item>
        <text:list-item>
          <text:p text:style-name="P11">Wydajność aplikacji zewnętrznych będzie sprawdzana za pomocą programu time.</text:p>
        </text:list-item>
        <text:list-item>
          <text:p text:style-name="P11">Wyniki zostaną przedstawione w formie wykresów porównujących średnią wydajność poszczególnych testów.</text:p>
        </text:list-item>
      </text:list>
      <text:h text:style-name="P28" text:outline-level="10"><text:bookmark text:name="h.okxcvbxgb0z4"/>Wykorzystane rozwiązania</text:h>
      <text:list xml:id="list31" text:style-name="LS5">
        <text:list-item>
          <text:p text:style-name="P11">Virt IO<text:span text:style-name="T1"> </text:span><text:a xlink:type="simple" xlink:href="http://wiki.libvirt.org/page/Virtio"><text:span text:style-name="T2">http</text:span></text:a><text:a xlink:type="simple" xlink:href="http://wiki.libvirt.org/page/Virtio"><text:span text:style-name="T2">://</text:span></text:a><text:a xlink:type="simple" xlink:href="http://wiki.libvirt.org/page/Virtio"><text:span text:style-name="T2">wiki</text:span></text:a><text:a xlink:type="simple" xlink:href="http://wiki.libvirt.org/page/Virtio"><text:span text:style-name="T2">.</text:span></text:a><text:a xlink:type="simple" xlink:href="http://wiki.libvirt.org/page/Virtio"><text:span text:style-name="T2">libvirt</text:span></text:a><text:a xlink:type="simple" xlink:href="http://wiki.libvirt.org/page/Virtio"><text:span text:style-name="T2">.</text:span></text:a><text:a xlink:type="simple" xlink:href="http://wiki.libvirt.org/page/Virtio"><text:span text:style-name="T2">org</text:span></text:a><text:a xlink:type="simple" xlink:href="http://wiki.libvirt.org/page/Virtio"><text:span text:style-name="T2">/</text:span></text:a><text:a xlink:type="simple" xlink:href="http://wiki.libvirt.org/page/Virtio"><text:span text:style-name="T2">page</text:span></text:a><text:a xlink:type="simple" xlink:href="http://wiki.libvirt.org/page/Virtio"><text:span text:style-name="T2">/</text:span></text:a><text:a xlink:type="simple" xlink:href="http://wiki.libvirt.org/page/Virtio"><text:span text:style-name="T2">Virtio</text:span></text:a><text:span text:style-name="T1"> </text:span>- rodzaj sterowników dla Linuksa, które wiedząc że działają na emulowanym systemie, współpracują z hypervisorem poprawiając przepustowość operacji sieciowych i dyskowych - zmierzenie poprawy wydajności.</text:p>
        </text:list-item>
        <text:list-item>
          <text:p text:style-name="P11">Testowanie wydajności sieciowej m. in. wsparcia dla tzw. jumbo-frames (pakietów &gt; 1532b), testy throughput i latency. Idealne warunki osiągniemy przez ustawienie wirtualnych iterfejsów w tryb host only tworzy sieć zawierającą jedynie interfejs hosta i interfejsy maszyn wirtualizowanych, można sprawdzić komunikacje systemu wirtualizowanego z dowolnym serwerem www (np. Apache) uruchomionym na hoście.</text:p>
        </text:list-item>
        <text:list-item>
          <text:p text:style-name="P11">Testowanie wsparcia dla grafiki 2D i 3D.</text:p>
        </text:list-item>
      </text:list>
      <text:h text:style-name="P26" text:outline-level="10"><text:bookmark text:name="h.78f9we9ohd5x"/>Planowane programy testowe</text:h>
      <text:h text:style-name="P30" text:outline-level="10"><text:bookmark text:name="h.nw2pjpx097k"/>Programy własne</text:h>
      <text:list xml:id="list1948830182" text:style-name="LS6">
        <text:list-item>
          <text:p text:style-name="P12">Alokacja i zwalnianie pamięci (język C, stdlib)</text:p>
        </text:list-item>
        <text:list-item>
          <text:p text:style-name="P12">Wykonanie równoległe operacji na pewnej liczbie procesów lub wątków (język C, unistd.h, pthreads)</text:p>
        </text:list-item>
        <text:list-item>
          <text:p text:style-name="P12"><text:soft-page-break/>Komunikacja międzyprocesowa IPC lub SHM (język C)</text:p>
        </text:list-item>
      </text:list>
      <text:h text:style-name="P30" text:outline-level="10"><text:bookmark text:name="h.wg2524idjgr4"/>Gotowe aplikacje</text:h>
      <text:list xml:id="list37" text:style-name="LS6">
        <text:list-item>
          <text:p text:style-name="P12">Operacje na plikach (cp)</text:p>
        </text:list-item>
        <text:list-item>
          <text:p text:style-name="P12">Konwersja plików multimedialnych przy pomocy ffmpeg</text:p>
        </text:list-item>
        <text:list-item>
          <text:p text:style-name="P12">Kompilacja programu w C/C++ (GCC)</text:p>
        </text:list-item>
        <text:list-item>
          <text:p text:style-name="P12">Program iperf dla zmierzenia throghput/latency</text:p>
        </text:list-item>
        <text:list-item>
          <text:p text:style-name="P12">Sprawdzenie wsparcia dla jumbo-frames - zwiększenie MTU za pomocą ifconfig</text:p>
        </text:list-item>
        <text:list-item>
          <text:p text:style-name="P12">Wydajność grafiki 3D</text:p>
        </text:list-item>
      </text:list>
      <text:p text:style-name="P2"><text:bookmark text:name="h.3h9a6bxyujlz"/></text:p>
      <text:h text:style-name="P24" text:outline-level="10"><text:bookmark text:name="h.c0ndh0squ0dt"/><text:bookmark text:name="h.stj2xs2w2x08"/>Dokumentacja projektu</text:h>
      <text:h text:style-name="P31" text:outline-level="10"><text:bookmark text:name="h.jf416vz1x6j8"/>Programy testowe</text:h>
      <text:p text:style-name="P2">Kod poniższych testowe zostały uniwersalnie przygotowane, tak, żeby można było jest użyć do wszystkich badań.</text:p>
      <text:p text:style-name="P2">Aplikacje uruchamiane są automatycznie przez skrypt przygotowany w Pythonie. Do części testów używane są gotowe programy (np. ffmpeg, gcc), a kilka testów używa własnoręcznie napisanych programów (np. test wielowątkowości). Czasy mierzone są albo przy pomocy funkcji w języku C (alokacja pamięci), albo przy pomocy funkcji Pythona: <text:span text:style-name="T3">time</text:span><text:span text:style-name="T3">.</text:span><text:span text:style-name="T3">time</text:span><text:span text:style-name="T3">()</text:span>.</text:p>
      <text:p text:style-name="P2">Niektóre z testów potrzebują dodatkowych plików, jak na przykład próba kompilacji w GCC - jeśli pliki nie są znalezione w katalogu z głównym programu testowego, to następuje próba automatycznego ich pobrania z internetu.</text:p>
      <text:p text:style-name="P2"><text:span text:style-name="T4">Repozytorium</text:span><text:span text:style-name="T4">:</text:span> <text:a xlink:type="simple" xlink:href="https://github.com/kliput/vm-benchmarks"><text:span text:style-name="T2">https</text:span></text:a><text:a xlink:type="simple" xlink:href="https://github.com/kliput/vm-benchmarks"><text:span text:style-name="T2">://</text:span></text:a><text:a xlink:type="simple" xlink:href="https://github.com/kliput/vm-benchmarks"><text:span text:style-name="T2">github</text:span></text:a><text:a xlink:type="simple" xlink:href="https://github.com/kliput/vm-benchmarks"><text:span text:style-name="T2">.</text:span></text:a><text:a xlink:type="simple" xlink:href="https://github.com/kliput/vm-benchmarks"><text:span text:style-name="T2">com</text:span></text:a><text:a xlink:type="simple" xlink:href="https://github.com/kliput/vm-benchmarks"><text:span text:style-name="T2">/</text:span></text:a><text:a xlink:type="simple" xlink:href="https://github.com/kliput/vm-benchmarks"><text:span text:style-name="T2">kliput</text:span></text:a><text:a xlink:type="simple" xlink:href="https://github.com/kliput/vm-benchmarks"><text:span text:style-name="T2">/</text:span></text:a><text:a xlink:type="simple" xlink:href="https://github.com/kliput/vm-benchmarks"><text:span text:style-name="T2">vm</text:span></text:a><text:a xlink:type="simple" xlink:href="https://github.com/kliput/vm-benchmarks"><text:span text:style-name="T2">-</text:span></text:a><text:a xlink:type="simple" xlink:href="https://github.com/kliput/vm-benchmarks"><text:span text:style-name="T2">benchmarks</text:span></text:a></text:p>
      <text:h text:style-name="P26" text:outline-level="10"><text:bookmark text:name="h.h4oe6e4ir9ip"/>Alokacja i zwalnianie pamięci</text:h>
      <text:p text:style-name="P2">Przygotowany program został napisany w języku C i używa operacji calloc oraz free do wielokrotnego alokowania i zwalniania obszarów pamięci.</text:p>
      <text:list xml:id="list2049090920" text:style-name="LS7">
        <text:list-item>
          <text:p text:style-name="P13">użytkownik ustawia rozmiar bloków do alokacji i liczbę powórzeń tej akcji</text:p>
        </text:list-item>
        <text:list-item>
          <text:p text:style-name="P13">program wykonywany jest wielokrotnie dla zmierzenia średniego czasu działania</text:p>
        </text:list-item>
      </text:list>
      <text:h text:style-name="P26" text:outline-level="10"><text:bookmark text:name="h.uc55yhb365fr"/>Operacje na plikach</text:h>
      <text:p text:style-name="P2">Test polega na kopiowaniu dużego pliku przy pomocy standardowego polecenia cp. Plik został wygenerowany za pomocą /dev/urandom. Zmierzony został czas operacji kopiowania pliku do tego samego katalogu na tej samej partycji.</text:p>
      <text:h text:style-name="P26" text:outline-level="10"><text:bookmark text:name="h.nuvrx9mblk3k"/>Konwersja multimediów</text:h>
      <text:p text:style-name="P2">Test polega na konwersji pliku wideo w formacie FLV pobranego z serwisu YouTube (jakość 240p) do pliku w formacie MPG.</text:p>
      <text:p text:style-name="P2">Czas trwania wideo: 03:47.52</text:p>
      <text:p text:style-name="P2">Rozmiary obrazu: 400x226</text:p>
      <text:h text:style-name="P30" text:outline-level="10"><text:bookmark text:name="h.wq468745ulux"/>Dane pliku wejściowego:</text:h>
      <text:p text:style-name="P2"><text:span text:style-name="T5">Video</text:span><text:span text:style-name="T5">: </text:span><text:span text:style-name="T5">flv</text:span><text:span text:style-name="T5">, </text:span><text:span text:style-name="T5">yuv</text:span><text:span text:style-name="T5">420</text:span><text:span text:style-name="T5">p</text:span><text:span text:style-name="T5">, 400</text:span><text:span text:style-name="T5">x</text:span><text:span text:style-name="T5">226, 254 </text:span><text:span text:style-name="T5">kb</text:span><text:span text:style-name="T5">/</text:span><text:span text:style-name="T5">s</text:span></text:p>
      <text:p text:style-name="P2"><text:span text:style-name="T5">Audio</text:span><text:span text:style-name="T5">: </text:span><text:span text:style-name="T5">mp</text:span><text:span text:style-name="T5">3, 22050 </text:span><text:span text:style-name="T5">Hz</text:span><text:span text:style-name="T5">, </text:span><text:span text:style-name="T5">stereo</text:span><text:span text:style-name="T5">, </text:span><text:span text:style-name="T5">s</text:span><text:span text:style-name="T5">16, 60 </text:span><text:span text:style-name="T5">kb</text:span><text:span text:style-name="T5">/</text:span><text:span text:style-name="T5">s</text:span></text:p>
      <text:h text:style-name="P30" text:outline-level="10"><text:bookmark text:name="h.4f0q78qe6p4u"/>Dane pliku wyjściowego:</text:h>
      <text:p text:style-name="P2"><text:span text:style-name="T5">Video</text:span><text:span text:style-name="T5">: </text:span><text:span text:style-name="T5">mpeg</text:span><text:span text:style-name="T5">1</text:span><text:span text:style-name="T5">video</text:span><text:span text:style-name="T5">, </text:span><text:span text:style-name="T5">yuv</text:span><text:span text:style-name="T5">420</text:span><text:span text:style-name="T5">p</text:span><text:span text:style-name="T5">, 400</text:span><text:span text:style-name="T5">x</text:span><text:span text:style-name="T5">226, </text:span><text:span text:style-name="T5">q</text:span><text:span text:style-name="T5">=2-31, 200 </text:span><text:span text:style-name="T5">kb</text:span><text:span text:style-name="T5">/</text:span><text:span text:style-name="T5">s</text:span></text:p>
      <text:p text:style-name="P2"><text:span text:style-name="T5">Audio</text:span><text:span text:style-name="T5">: </text:span><text:span text:style-name="T5">mp</text:span><text:span text:style-name="T5">2, 22050 </text:span><text:span text:style-name="T5">Hz</text:span><text:span text:style-name="T5">, </text:span><text:span text:style-name="T5">stereo</text:span><text:span text:style-name="T5">, </text:span><text:span text:style-name="T5">s</text:span><text:span text:style-name="T5">16, 128 </text:span><text:span text:style-name="T5">kb</text:span><text:span text:style-name="T5">/</text:span><text:span text:style-name="T5">s</text:span></text:p>
      <text:p text:style-name="P2"/>
      <text:h text:style-name="P27" text:outline-level="10"/>
      <text:h text:style-name="P29" text:outline-level="10"><text:bookmark text:name="h.ha2i4ty74itq"/>Kompilacja w GCC</text:h>
      <text:p text:style-name="P2">Do sprawdzenia wydajności działania kompilatora GCC wykorzystaliśmy źródła programu <text:span text:style-name="T4">rxvt‑2.7.10</text:span>. Aplikacja jest kompilowana w normalny sposób - najpierw jest konfigurowana za pomocą <text:span text:style-name="T3">./configure</text:span>, a następnie budowana za pomocą <text:span text:style-name="T3">make</text:span>.</text:p>
      <text:p text:style-name="P2">Mierzony jest czas działania <text:span text:style-name="T4">make</text:span>.</text:p>
      <text:h text:style-name="P26" text:outline-level="10"><text:bookmark text:name="h.3zhrf49d783a"/>Grafika 3D</text:h>
      <text:p text:style-name="P2">Sprawdzenie wydajności systemu graficznego polega na wykorzystaniu programu <text:span text:style-name="T4">glmark</text:span><text:span text:style-name="T4">2</text:span> dostępnego w repozytoriach Ubuntu w wersjach powyżej 11.04. Sprawdza on liczbę wyrenderowanych klatek na sekundę przy wyświetlaniu obracającego się modelu 3D. W aplikacji użyta została scena “build”.</text:p>
      <text:p text:style-name="P2"><text:span text:style-name="T4">Uwaga:</text:span> ten test działa tylko w przypadku, kiedy na maszynie wirtualnej wspierany jest OpenGL 2.</text:p>
      <text:p text:style-name="P2">Wynikiem jest liczba klatek na sekundę.</text:p>
      <text:h text:style-name="P26" text:outline-level="10"><text:bookmark text:name="h.q4j62rtwi1vh"/>Wielowątkowość</text:h>
      <text:p text:style-name="P2">Do testów wydajności aplikacji wielowątkowych napisaliśmy własny program w języku C korzystający z biblioteki <text:span text:style-name="T3">pthreads</text:span>. Test polega na uruchomieniu wielu wątków (domyślnie 8), w których wykonywane są pętle o liczbie iteracji równej maksymalnej wartości <text:span text:style-name="T3">int</text:span>, z operacją dodawania liczb. Czas wykonania mierzony jest w sekundach.</text:p>
      <text:p text:style-name="P6"/>
      <text:p text:style-name="P6"/>
      <text:h text:style-name="P26" text:outline-level="10">Testy sieciowe</text:h>
      <text:h text:style-name="P17" text:outline-level="10">Testy wydajności sieci przeprowadzono z wykorzystaniem programu <text:span text:style-name="T7">profilującego </text:span><text:span text:style-name="T3">iperf. </text:span><text:span text:style-name="T7">Aby dokonać pomiarów przepustowości należy uruchomić program w trybie serwera, a następnie połączyć się z nim za pomocą klienta odpowiednio komendy.</text:span></text:h>
      <text:h text:style-name="P18" text:outline-level="10"><text:span text:style-name="T7"/></text:h>
      <text:h text:style-name="P20" text:outline-level="10"><text:span text:style-name="T7">iperf -s</text:span></text:h>
      <text:h text:style-name="P20" text:outline-level="10"><text:span text:style-name="T7">iperf -c</text:span></text:h>
      <text:h text:style-name="P18" text:outline-level="10"/>
      <text:h text:style-name="P18" text:outline-level="10">Dodatkowo aby przeprowadzić sprawdzenie wspacia dla tak zwanych <text:span text:style-name="T3">jumbo-frames </text:span></text:h>
      <text:h text:style-name="P18" text:outline-level="10"><text:span text:style-name="T3"/></text:h>
      <text:h text:style-name="P21" text:outline-level="10">ifconfig eth0 mtu 9000</text:h>
      <text:h text:style-name="P21" text:outline-level="10"/>
      <text:h text:style-name="P22" text:outline-level="10">Czyli dla danego interfejsu rozmiar maksymalnego pakietu w bajtach, zauważmy że przekracza znacznie standardowe 1500. Następnie należy ustawić mss dla iperf w trybie klienta poleceniem</text:h>
      <text:h text:style-name="P22" text:outline-level="10"/>
      <text:h text:style-name="P22" text:outline-level="10"/>
      <text:h text:style-name="P21" text:outline-level="10">iperf -c -mss 9000</text:h>
      <text:h text:style-name="P22" text:outline-level="10"/>
      <text:h text:style-name="P18" text:outline-level="10"/>
      <text:h text:style-name="P19" text:outline-level="10"><text:bookmark text:name="h.8juw2xuabg8i"/><text:soft-page-break/>Testy</text:h>
      <text:h text:style-name="P26" text:outline-level="10"><text:bookmark text:name="h.b4pj63m5owax"/>Badanie wydajności QEMU z użyciem modułu KVM oraz w trybie emulacji programowej w gospodarzu Linux</text:h>
      <text:p text:style-name="P2">Do przygotowania dysku maszyny wirtualnej użyty został wcześniej przygotowany dysk typu VDI z zainstalowanym systemem Lubuntu, który został skonwertowany na format <text:span text:style-name="T3">QED</text:span> - jest to obecnie najbardziej wydajny format dla QEMU.</text:p>
      <text:h text:style-name="P30" text:outline-level="10"><text:bookmark text:name="h.j35txyvcudtm"/>Użyte ustawienia maszyny wirtualnej</text:h>
      <text:p text:style-name="P2">Obie konfiguracje miały włączony tryb 64-bit, 1 GB RAM i stos sieciowy w trybie użytkownika.</text:p>
      <text:p text:style-name="P2">Różnice w konfiguracjach:</text:p>
      <text:list xml:id="list1783919715" text:style-name="LS8">
        <text:list-item>
          <text:p text:style-name="P14"><text:span text:style-name="T4">KVM</text:span><text:span text:style-name="T4">:</text:span><text:span text:style-name="T3"> </text:span><text:span text:style-name="T3">qemu</text:span><text:span text:style-name="T3">-</text:span><text:span text:style-name="T3">system</text:span><text:span text:style-name="T3">-</text:span><text:span text:style-name="T3">x</text:span><text:span text:style-name="T3">86_64 -</text:span><text:span text:style-name="T3">machine</text:span><text:span text:style-name="T3"> </text:span><text:span text:style-name="T3">accel</text:span><text:span text:style-name="T3">=</text:span><text:span text:style-name="T3">kvm</text:span><text:span text:style-name="T3"> -</text:span><text:span text:style-name="T3">hda</text:span><text:span text:style-name="T3"> '/</text:span><text:span text:style-name="T3">media</text:span><text:span text:style-name="T3">/</text:span><text:span text:style-name="T3">Linux</text:span><text:span text:style-name="T3"> 2/</text:span><text:span text:style-name="T3">emulacja</text:span><text:span text:style-name="T3">/</text:span><text:span text:style-name="T3">Lubuntu</text:span><text:span text:style-name="T3">-</text:span><text:span text:style-name="T3">qemu</text:span><text:span text:style-name="T3">.</text:span><text:span text:style-name="T3">qed</text:span><text:span text:style-name="T3">' -</text:span><text:span text:style-name="T3">m</text:span><text:span text:style-name="T3"> 1</text:span><text:span text:style-name="T3">G</text:span><text:span text:style-name="T3"> -</text:span><text:span text:style-name="T3">net</text:span><text:span text:style-name="T3"> </text:span><text:span text:style-name="T3">nic</text:span><text:span text:style-name="T3">,</text:span><text:span text:style-name="T3">vlan</text:span><text:span text:style-name="T3">=0 -</text:span><text:span text:style-name="T3">net</text:span><text:span text:style-name="T3"> </text:span><text:span text:style-name="T3">user</text:span><text:span text:style-name="T3">,</text:span><text:span text:style-name="T3">vlan</text:span><text:span text:style-name="T3">=0 -</text:span><text:span text:style-name="T3">localtime</text:span><text:span text:style-name="T3"> -</text:span><text:span text:style-name="T3">enable</text:span><text:span text:style-name="T3">-</text:span><text:span text:style-name="T3">kvm</text:span></text:p>
        </text:list-item>
        <text:list-item>
          <text:p text:style-name="P14"><text:span text:style-name="T4">TCG</text:span><text:span text:style-name="T4"> (</text:span><text:span text:style-name="T4">emulacja</text:span><text:span text:style-name="T4"> </text:span><text:span text:style-name="T4">bez</text:span><text:span text:style-name="T4"> </text:span><text:span text:style-name="T4">KVM</text:span><text:span text:style-name="T4">):</text:span> <text:span text:style-name="T3">qemu</text:span><text:span text:style-name="T3">-</text:span><text:span text:style-name="T3">system</text:span><text:span text:style-name="T3">-</text:span><text:span text:style-name="T3">x</text:span><text:span text:style-name="T3">86_64 -</text:span><text:span text:style-name="T3">machine</text:span><text:span text:style-name="T3"> </text:span><text:span text:style-name="T3">accel</text:span><text:span text:style-name="T3">=</text:span><text:span text:style-name="T3">tcg</text:span><text:span text:style-name="T3"> -</text:span><text:span text:style-name="T3">hda</text:span><text:span text:style-name="T3"> '/</text:span><text:span text:style-name="T3">media</text:span><text:span text:style-name="T3">/</text:span><text:span text:style-name="T3">Linux</text:span><text:span text:style-name="T3"> 2/</text:span><text:span text:style-name="T3">emulacja</text:span><text:span text:style-name="T3">/</text:span><text:span text:style-name="T3">Lubuntu</text:span><text:span text:style-name="T3">-</text:span><text:span text:style-name="T3">qemu</text:span><text:span text:style-name="T3">-</text:span><text:span text:style-name="T3">projekt</text:span><text:span text:style-name="T3">.</text:span><text:span text:style-name="T3">qed</text:span><text:span text:style-name="T3">' -</text:span><text:span text:style-name="T3">m</text:span><text:span text:style-name="T3"> 1</text:span><text:span text:style-name="T3">G</text:span><text:span text:style-name="T3"> -</text:span><text:span text:style-name="T3">net</text:span><text:span text:style-name="T3"> </text:span><text:span text:style-name="T3">nic</text:span><text:span text:style-name="T3">,</text:span><text:span text:style-name="T3">vlan</text:span><text:span text:style-name="T3">=0 -</text:span><text:span text:style-name="T3">net</text:span><text:span text:style-name="T3"> </text:span><text:span text:style-name="T3">user</text:span><text:span text:style-name="T3">,</text:span><text:span text:style-name="T3">vlan</text:span><text:span text:style-name="T3">=0 -</text:span><text:span text:style-name="T3">localtime</text:span></text:p>
        </text:list-item>
      </text:list>
      <text:h text:style-name="P30" text:outline-level="10">Test: Alokacja i zwalnianie pamięci</text:h>
      <text:p text:style-name="P2">Badanie z parametrami:</text:p>
      <text:list xml:id="list878368593" text:style-name="LS9">
        <text:list-item>
          <text:p text:style-name="P15">rozmiar bloków: 256MB</text:p>
        </text:list-item>
        <text:list-item>
          <text:p text:style-name="P15">liczba przebiegów: 100000</text:p>
        </text:list-item>
        <text:list-item>
          <text:p text:style-name="P15">liczba powtórzeń do średniej: 50 (gospodarz, KVM), 3 (TCG)</text:p>
        </text:list-item>
      </text:list>
      <text:h text:style-name="P25" text:outline-level="10"><text:bookmark text:name="h.xkhfbvbpgtzq"/>Wyniki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System</text:p>
          </table:table-cell>
          <table:table-cell table:style-name="Tabela1.A1" office:value-type="string">
            <text:p text:style-name="P4">Czas wykonania (sek) – im mniej, tym lepiej</text:p>
          </table:table-cell>
        </table:table-row>
        <table:table-row>
          <table:table-cell table:style-name="Tabela1.A1" office:value-type="string">
            <text:p text:style-name="P3"><text:span text:style-name="T6">System</text:span><text:span text:style-name="T6"> </text:span><text:span text:style-name="T6">gospodarz</text:span></text:p>
          </table:table-cell>
          <table:table-cell table:style-name="Tabela1.A1" office:value-type="string">
            <text:p text:style-name="P5">0.53</text:p>
          </table:table-cell>
        </table:table-row>
        <table:table-row>
          <table:table-cell table:style-name="Tabela1.A1" office:value-type="string">
            <text:p text:style-name="P3"><text:span text:style-name="T6">QEMU</text:span><text:span text:style-name="T6"> </text:span><text:span text:style-name="T6">KVM</text:span></text:p>
          </table:table-cell>
          <table:table-cell table:style-name="Tabela1.A1" office:value-type="string">
            <text:p text:style-name="P5">0.57</text:p>
          </table:table-cell>
        </table:table-row>
        <table:table-row>
          <table:table-cell table:style-name="Tabela1.A1" office:value-type="string">
            <text:p text:style-name="P3"><text:span text:style-name="T6">QEMU</text:span><text:span text:style-name="T6"> </text:span><text:span text:style-name="T6">TCG</text:span></text:p>
          </table:table-cell>
          <table:table-cell table:style-name="Tabela1.A1" office:value-type="string">
            <text:p text:style-name="P5">15.21</text:p>
          </table:table-cell>
        </table:table-row>
      </table:table>
      <text:p text:style-name="P2"/>
      <text:p text:style-name="P6"><draw:frame draw:style-name="fr1" draw:name="Obiek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30" text:outline-level="10"><text:bookmark text:name="h.ot3ge2qd79mw"/><text:soft-page-break/>Obserwacje dodatkowe: zużycie pamięci w systemach gospodarzach</text:h>
      <text:p text:style-name="P2">QEMU działające w trybie emulacji TCG zużywa w systemie gospodarzu znacznie więcej pamięci operacyjnej niż wykorzystuje system gość. Mimo, że w systemie gościu zużycie pamięci wynosiło 140 MB, w systemie goszczącym maszyna wirtualna zajmowała 800 MB pamięci (<text:span text:style-name="T4">517%</text:span>).</text:p>
      <text:p text:style-name="P2">W trybie KVM przy zużyciu 140 MB, system goszczący używał 450 MB (<text:span text:style-name="T4">321%</text:span>).</text:p>
      <text:h text:style-name="Heading_20_3" text:outline-level="10"><text:bookmark text:name="h.uaofzhn3fgwc"/>Badanie wydajności operacji dyskowych QEMU-KVM z użyciem VIRTIO-drive i bez niego</text:h>
      <text:p text:style-name="P2">Testy zostały przeprowadzone z użyciem wirtualnego dysku w formacie QED o zmiennej wielkości. Obie konfiguracje miały włączony tryb 64-bit, 1 GB RAM i stos sieciowy w trybie użytkownika oraz pracowały z użyciem KVM.</text:p>
      <text:h text:style-name="P30" text:outline-level="10"><text:bookmark text:name="h.58bs01o27bol"/>Polecenia uruchamiające</text:h>
      <text:list xml:id="list1660213327" text:style-name="LS10">
        <text:list-item>
          <text:p text:style-name="P16"><text:span text:style-name="T4">Bez</text:span><text:span text:style-name="T4"> </text:span><text:span text:style-name="T4">VIRTIO</text:span><text:span text:style-name="T4">-</text:span><text:span text:style-name="T4">drive</text:span><text:span text:style-name="T4">:</text:span> qemu-system-x86_64 -machine accel=kvm -drive file='Lubuntu-qemu-projekt.qed' -m 1G -net nic,vlan=0 -net user,vlan=0 -localtime -enable-kvm</text:p>
        </text:list-item>
        <text:list-item>
          <text:p text:style-name="P16"><text:span text:style-name="T4">Z</text:span><text:span text:style-name="T4"> </text:span><text:span text:style-name="T4">VIRTIO</text:span><text:span text:style-name="T4">-</text:span><text:span text:style-name="T4">drive</text:span><text:span text:style-name="T4">:</text:span> qemu-system-x86_64 -machine accel=kvm -drive file='Lubuntu-qemu-projekt.qed',if=virtio -m 1G -net nic,vlan=0 -net user,vlan=0 -localtime -enable-kvm</text:p>
        </text:list-item>
      </text:list>
      <text:h text:style-name="P30" text:outline-level="10"><text:bookmark text:name="h.vjg5vxhw3hqa"/>Konfiguracja testów</text:h>
      <text:p text:style-name="P2">Test polegał na skopiowaniu pojedynczego pliku o wielkości 512MB do tego samego katalogu, na tej samej partycji (EXT4).</text:p>
      <text:h text:style-name="P25" text:outline-level="10"><text:bookmark text:name="h.8hftgt656wev"/>Wyniki: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">System</text:p>
          </table:table-cell>
          <table:table-cell table:style-name="Tabela2.A1" office:value-type="string">
            <text:p text:style-name="P4">Czas kopiowania (sek) – im mniej, tym lepiej</text:p>
          </table:table-cell>
        </table:table-row>
        <text:soft-page-break/>
        <table:table-row>
          <table:table-cell table:style-name="Tabela2.A1" office:value-type="string">
            <text:p text:style-name="P3"><text:span text:style-name="T6">System</text:span><text:span text:style-name="T6"> </text:span><text:span text:style-name="T6">gospodarz</text:span></text:p>
          </table:table-cell>
          <table:table-cell table:style-name="Tabela2.A1" office:value-type="string">
            <text:p text:style-name="P5">8.92</text:p>
          </table:table-cell>
        </table:table-row>
        <table:table-row>
          <table:table-cell table:style-name="Tabela2.A1" office:value-type="string">
            <text:p text:style-name="P3"><text:span text:style-name="T6">QEMU</text:span><text:span text:style-name="T6"> </text:span><text:span text:style-name="T6">KVM</text:span></text:p>
          </table:table-cell>
          <table:table-cell table:style-name="Tabela2.A1" office:value-type="string">
            <text:p text:style-name="P5">25.39</text:p>
          </table:table-cell>
        </table:table-row>
        <table:table-row>
          <table:table-cell table:style-name="Tabela2.A1" office:value-type="string">
            <text:p text:style-name="P3"><text:span text:style-name="T6">QEMU</text:span><text:span text:style-name="T6"> </text:span><text:span text:style-name="T6">KVM</text:span><text:span text:style-name="T6"> </text:span><text:span text:style-name="T6">z</text:span><text:span text:style-name="T6"> </text:span><text:span text:style-name="T6">VIRTIO</text:span></text:p>
          </table:table-cell>
          <table:table-cell table:style-name="Tabela2.A1" office:value-type="string">
            <text:p text:style-name="P5">15.63</text:p>
          </table:table-cell>
        </table:table-row>
      </table:table>
      <text:p text:style-name="P2"><draw:frame draw:style-name="fr1" draw:name="Obiekt2" text:anchor-type="paragraph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svg:desc>wykres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Georgia" svg:font-family="Georgia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default-outline-level="1" style:class="text">
      <style:paragraph-properties fo:margin-top="0.847cm" fo:margin-bottom="0.212cm" fo:line-height="115%" fo:break-before="auto" fo:break-after="auto" style:writing-mode="lr-tb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default-outline-level="3" style:class="text" style:master-page-name="">
      <style:paragraph-properties fo:margin-top="0.494cm" fo:margin-bottom="0.141cm" fo:line-height="115%" style:page-number="auto" fo:break-before="auto" fo:break-after="auto" fo:background-color="transparent" style:shadow="none" style:writing-mode="lr-tb">
        <style:tab-stops/>
        <style:background-image/>
      </style:paragraph-properties>
      <style:text-properties fo:color="#000000" fo:font-size="13pt" style:text-underline-style="none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 style:master-page-name="">
      <style:paragraph-properties fo:margin-top="0.423cm" fo:margin-bottom="0.071cm" fo:line-height="100%" style:page-number="auto" fo:break-before="auto" fo:break-after="auto" fo:background-color="transparent" style:shadow="none" style:writing-mode="lr-tb">
        <style:tab-stops/>
        <style:background-image/>
      </style:paragraph-properties>
      <style:text-properties fo:color="#000000" fo:font-size="12pt" fo:font-style="normal" style:text-underline-style="none" fo:font-weight="bold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 style:master-page-name="">
      <style:paragraph-properties fo:margin-top="0.388cm" fo:margin-bottom="0.071cm" fo:line-height="115%" style:page-number="auto" fo:break-before="auto" fo:break-after="auto" style:writing-mode="lr-tb"/>
      <style:text-properties fo:color="#000000" fo:font-size="11pt" fo:font-style="italic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8Level1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8Level2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8Level3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8Level4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8Level5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8Level6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8Level7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8Level8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5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5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5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5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5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5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5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5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6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6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6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6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6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6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6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6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7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7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7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7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7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7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7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7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8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8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8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8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8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8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8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8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9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9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9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9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9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9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9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9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0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0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0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0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0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0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0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0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16</meta:editing-cycles>
    <dc:date>2012-11-20T23:02:17</dc:date>
    <meta:editing-duration>PT27M3S</meta:editing-duration>
    <dc:creator>dominik </dc:creator>
    <meta:document-statistic meta:table-count="2" meta:image-count="0" meta:object-count="2" meta:page-count="8" meta:paragraph-count="137" meta:word-count="1216" meta:character-count="8751" meta:non-whitespace-character-count="77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1.856cm" svg:y="4.2cm" style:legend-expansion="high" chart:style-name="ch2"/>
        <chart:plot-area chart:style-name="ch3" chart:data-source-has-labels="both" svg:x="0.769cm" svg:y="0.851cm" svg:width="10.449cm" svg:height="7.549cm">
          <chartooo:coordinate-region svg:x="1.39cm" svg:y="1.05cm" svg:width="9.828cm" svg:height="6.703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 wykonania (sek)</text:p>
              </table:table-cell>
            </table:table-row>
          </table:table-header-rows>
          <table:table-rows>
            <table:table-row>
              <table:table-cell office:value-type="string">
                <text:p>System gospodarz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QEMU KVM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QEMU TGC</text:p>
              </table:table-cell>
              <table:table-cell office:value-type="float" office:value="15.21">
                <text:p>15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1.777cm" svg:y="4.2cm" style:legend-expansion="high" chart:style-name="ch2"/>
        <chart:plot-area chart:style-name="ch3" chart:data-source-has-labels="both" svg:x="0.769cm" svg:y="0.851cm" svg:width="10.37cm" svg:height="7.549cm">
          <chartooo:coordinate-region svg:x="1.39cm" svg:y="1.05cm" svg:width="9.749cm" svg:height="6.703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 kopiowania (sek)</text:p>
              </table:table-cell>
            </table:table-row>
          </table:table-header-rows>
          <table:table-rows>
            <table:table-row>
              <table:table-cell office:value-type="string">
                <text:p>System gospodarz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QEMU</text:p>
              </table:table-cell>
              <table:table-cell office:value-type="float" office:value="25.39">
                <text:p>25.39</text:p>
              </table:table-cell>
            </table:table-row>
            <table:table-row>
              <table:table-cell office:value-type="string">
                <text:p>QEMU Virtio</text:p>
              </table:table-cell>
              <table:table-cell office:value-type="float" office:value="15.63">
                <text:p>15.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